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0.49pt"/>
    </style:style>
    <style:style style:name="co3" style:family="table-column">
      <style:table-column-properties fo:break-before="auto" style:column-width="23.64pt"/>
    </style:style>
    <style:style style:name="co4" style:family="table-column">
      <style:table-column-properties fo:break-before="auto" style:column-width="20.49pt"/>
    </style:style>
    <style:style style:name="co5" style:family="table-column">
      <style:table-column-properties fo:break-before="auto" style:column-width="26.79pt"/>
    </style:style>
    <style:style style:name="co6" style:family="table-column">
      <style:table-column-properties fo:break-before="auto" style:column-width="29.14pt"/>
    </style:style>
    <style:style style:name="co7" style:family="table-column">
      <style:table-column-properties fo:break-before="auto" style:column-width="35.4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51.8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E2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ans"/>
      <style:map style:condition="cell-content()&gt;=10" style:apply-style-name="Verlaengerung" style:base-cell-address="'2015-2016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  <style:map style:condition="cell-content()&gt;=10" style:apply-style-name="Verlaengerung" style:base-cell-address="'2015-2016'.E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5-2016'.E2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Liberation Sans"/>
      <style:map style:condition="cell-content()&gt;=10" style:apply-style-name="Verlaengerung" style:base-cell-address="'2015-2016'.E2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5-2016'.E2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pt"/>
    </style:style>
    <style:style style:name="ce26" style:family="table-cell" style:parent-style-name="Default" style:data-style-name="N127">
      <style:table-cell-properties style:text-align-source="fix" style:repeat-content="false" fo:border="none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6-2017'.E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8-2019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531.04pt" svg:height="193.49pt" svg:x="610.44pt" svg:y="156.64pt">
            <draw:object draw:notify-on-update-of-ranges="'2015-2016'.A2:'2015-2016'.A35 '2015-2016'.Q1:'2015-2016'.Q1 '2015-2016'.Q2:'2015-2016'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09/10/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09/10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09/14/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09/14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09/28/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09/28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10/04/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10/04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10/07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10/07/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11/06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1/12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1/12/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1/19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1/19/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11/23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01/2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01/21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02/10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02/10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02/14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02/16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02/25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02/25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3/07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3/07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03/13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04/1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04/11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04/15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04/15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04/18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04/18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04/19/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E2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438.86pt" svg:height="193.49pt" svg:x="627pt" svg:y="28.66pt">
            <draw:object draw:notify-on-update-of-ranges="'2016-2017'.A2:'2016-2017'.A49 '2016-2017'.Q1:'2016-2017'.Q1 '2016-2017'.Q2:'2016-2017'.Q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09/12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09/12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09/23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09/23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09/26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09/26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09/29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09/29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11/04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11/04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1/17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1/17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11/2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12/04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12/04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12/05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12/05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01/24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2/0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2/0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02/19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02/19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02/21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02/21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02/27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3/0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3/0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3/08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03/12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03/12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03/22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4/0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04/11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04/11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04/23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5/04/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E2"/>
          </calcext:conditional-format>
        </calcext:conditional-formats>
      </table:table>
      <table:table table:name="2018-2019" table:style-name="ta1">
        <office:forms form:automatic-focus="false" form:apply-design-mode="false"/>
        <table:shapes>
          <draw:frame draw:z-index="0" draw:style-name="gr1" draw:text-style-name="P1" svg:width="438.86pt" svg:height="193.49pt" svg:x="627pt" svg:y="28.66pt">
            <draw:object draw:notify-on-update-of-ranges="'2018-2019'.A2:'2018-2019'.A35 '2018-2019'.Q1:'2018-2019'.Q1 '2018-2019'.Q2:'2018-2019'.Q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09-03" calcext:value-type="date">
            <text:p>09/03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office:value-type="float" office:value="1610" calcext:value-type="float">
            <text:p>1610</text:p>
          </table:table-cell>
          <table:table-cell office:value-type="float" office:value="1496" calcext:value-type="float">
            <text:p>1496</text:p>
          </table:table-cell>
          <table:table-cell table:number-columns-repeated="1002"/>
        </table:table-row>
        <table:table-row table:style-name="ro1">
          <table:table-cell office:value-type="date" office:date-value="2018-09-03" calcext:value-type="date">
            <text:p>09/03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3] = [.A2] ; [.Q2] ; [.Q2] + [.P2] + IF ([.A2] = [.A1] ; [.P1]; 0))" office:value-type="float" office:value="1610" calcext:value-type="float">
            <text:p>1610</text:p>
          </table:table-cell>
          <table:table-cell office:value-type="float" office:value="1530" calcext:value-type="float">
            <text:p>1530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09/10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16" calcext:value-type="float">
            <text:p>1616</text:p>
          </table:table-cell>
          <table:table-cell office:value-type="float" office:value="1394" calcext:value-type="float">
            <text:p>1394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09/10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5] = [.A4] ; [.Q4] ; [.Q4] + [.P4] + IF ([.A4] = [.A3] ; [.P3]; 0))" office:value-type="float" office:value="1616" calcext:value-type="float">
            <text:p>1616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09/13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6] = [.A5] ; [.Q5] ; [.Q5] + [.P5] + IF ([.A5] = [.A4] ; [.P4]; 0))" office:value-type="float" office:value="1619" calcext:value-type="float">
            <text:p>1619</text:p>
          </table:table-cell>
          <table:table-cell office:value-type="float" office:value="1425" calcext:value-type="float">
            <text:p>1425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09/13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7] = [.A6] ; [.Q6] ; [.Q6] + [.P6] + IF ([.A6] = [.A5] ; [.P5]; 0))" office:value-type="float" office:value="1619" calcext:value-type="float">
            <text:p>1619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10/08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formula="of:=IF([.A8] = [.A7] ; [.Q7] ; [.Q7] + [.P7] + IF ([.A7] = [.A6] ; [.P6]; 0))" office:value-type="float" office:value="1621" calcext:value-type="float">
            <text:p>1621</text:p>
          </table:table-cell>
          <table:table-cell office:value-type="float" office:value="1416" calcext:value-type="float">
            <text:p>1416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10/08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9] = [.A8] ; [.Q8] ; [.Q8] + [.P8] + IF ([.A8] = [.A7] ; [.P7]; 0))" office:value-type="float" office:value="1621" calcext:value-type="float">
            <text:p>1621</text:p>
          </table:table-cell>
          <table:table-cell office:value-type="float" office:value="1582" calcext:value-type="float">
            <text:p>158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1/12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0] = [.A9] ; [.Q9] ; [.Q9] + [.P9] + IF ([.A9] = [.A8] ; [.P8]; 0))" office:value-type="float" office:value="1612" calcext:value-type="float">
            <text:p>1612</text:p>
          </table:table-cell>
          <table:table-cell office:value-type="float" office:value="1548" calcext:value-type="float">
            <text:p>1548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1/12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11] = [.A10] ; [.Q10] ; [.Q10] + [.P10] + IF ([.A10] = [.A9] ; [.P9]; 0))" office:value-type="float" office:value="1612" calcext:value-type="float">
            <text:p>1612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1/19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10" calcext:value-type="float">
            <text:p>+10</text:p>
          </table:table-cell>
          <table:table-cell table:formula="of:=IF([.A12] = [.A11] ; [.Q11] ; [.Q11] + [.P11] + IF ([.A11] = [.A10] ; [.P10]; 0))" office:value-type="float" office:value="1621" calcext:value-type="float">
            <text:p>1621</text:p>
          </table:table-cell>
          <table:table-cell office:value-type="float" office:value="1646" calcext:value-type="float">
            <text:p>1646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1/19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13] = [.A12] ; [.Q12] ; [.Q12] + [.P12] + IF ([.A12] = [.A11] ; [.P11]; 0))" office:value-type="float" office:value="1621" calcext:value-type="float">
            <text:p>1621</text:p>
          </table:table-cell>
          <table:table-cell office:value-type="float" office:value="1682" calcext:value-type="float">
            <text:p>168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11/25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4] = [.A13] ; [.Q13] ; [.Q13] + [.P13] + IF ([.A13] = [.A12] ; [.P12]; 0))" office:value-type="float" office:value="1642" calcext:value-type="float">
            <text:p>1642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11/25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5] = [.A14] ; [.Q14] ; [.Q14] + [.P14] + IF ([.A14] = [.A13] ; [.P13]; 0))" office:value-type="float" office:value="1642" calcext:value-type="float">
            <text:p>1642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11/26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table:formula="of:=IF([.A16] = [.A15] ; [.Q15] ; [.Q15] + [.P15] + IF ([.A15] = [.A14] ; [.P14]; 0))" office:value-type="float" office:value="1636" calcext:value-type="float">
            <text:p>1636</text:p>
          </table:table-cell>
          <table:table-cell office:value-type="float" office:value="1442" calcext:value-type="float">
            <text:p>144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11/26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17] = [.A16] ; [.Q16] ; [.Q16] + [.P16] + IF ([.A16] = [.A15] ; [.P15]; 0))" office:value-type="float" office:value="1636" calcext:value-type="float">
            <text:p>1636</text:p>
          </table:table-cell>
          <table:table-cell office:value-type="float" office:value="1510" calcext:value-type="float">
            <text:p>1510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01/11/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16" calcext:value-type="float">
            <text:p>16</text:p>
          </table:table-cell>
          <table:table-cell/>
          <table:table-cell table:style-name="ce54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18] = [.A17] ; [.Q17] ; [.Q17] + [.P17] + IF ([.A17] = [.A16] ; [.P16]; 0))" office:value-type="float" office:value="1623" calcext:value-type="float">
            <text:p>1623</text:p>
          </table:table-cell>
          <table:table-cell office:value-type="float" office:value="1481" calcext:value-type="float">
            <text:p>1481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01/11/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3" calcext:value-type="float">
            <text:p>13</text:p>
          </table:table-cell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9] = [.A18] ; [.Q18] ; [.Q18] + [.P18] + IF ([.A18] = [.A17] ; [.P17]; 0))" office:value-type="float" office:value="1623" calcext:value-type="float">
            <text:p>1623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01/21/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0] = [.A19] ; [.Q19] ; [.Q19] + [.P19] + IF ([.A19] = [.A18] ; [.P18]; 0))" office:value-type="float" office:value="1614" calcext:value-type="float">
            <text:p>1614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01/21/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1] = [.A20] ; [.Q20] ; [.Q20] + [.P20] + IF ([.A20] = [.A19] ; [.P19]; 0))" office:value-type="float" office:value="1614" calcext:value-type="float">
            <text:p>1614</text:p>
          </table:table-cell>
          <table:table-cell office:value-type="float" office:value="1433" calcext:value-type="float">
            <text:p>1433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02/13/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2] = [.A21] ; [.Q21] ; [.Q21] + [.P21] + IF ([.A21] = [.A20] ; [.P20]; 0))" office:value-type="float" office:value="1617" calcext:value-type="float">
            <text:p>1617</text:p>
          </table:table-cell>
          <table:table-cell office:value-type="float" office:value="1470" calcext:value-type="float">
            <text:p>1470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02/13/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3] = [.A22] ; [.Q22] ; [.Q22] + [.P22] + IF ([.A22] = [.A21] ; [.P21]; 0))" office:value-type="float" office:value="1617" calcext:value-type="float">
            <text:p>1617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9-02-18" calcext:value-type="date">
            <text:p>02/18/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4] = [.A23] ; [.Q23] ; [.Q23] + [.P23] + IF ([.A23] = [.A22] ; [.P22]; 0))" office:value-type="float" office:value="1621" calcext:value-type="float">
            <text:p>1621</text:p>
          </table:table-cell>
          <table:table-cell office:value-type="float" office:value="1448" calcext:value-type="float">
            <text:p>1448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02/27/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25] = [.A24] ; [.Q24] ; [.Q24] + [.P24] + IF ([.A24] = [.A23] ; [.P23]; 0))" office:value-type="float" office:value="1622" calcext:value-type="float">
            <text:p>1622</text:p>
          </table:table-cell>
          <table:table-cell office:value-type="float" office:value="1587" calcext:value-type="float">
            <text:p>1587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02/27/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26] = [.A25] ; [.Q25] ; [.Q25] + [.P25] + IF ([.A25] = [.A24] ; [.P24]; 0))" office:value-type="float" office:value="1622" calcext:value-type="float">
            <text:p>1622</text:p>
          </table:table-cell>
          <table:table-cell office:value-type="float" office:value="1628" calcext:value-type="float">
            <text:p>1628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3/04/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7] = [.A26] ; [.Q26] ; [.Q26] + [.P26] + IF ([.A26] = [.A25] ; [.P25]; 0))" office:value-type="float" office:value="1604" calcext:value-type="float">
            <text:p>1604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3/04/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8] = [.A27] ; [.Q27] ; [.Q27] + [.P27] + IF ([.A27] = [.A26] ; [.P26]; 0))" office:value-type="float" office:value="1604" calcext:value-type="float">
            <text:p>1604</text:p>
          </table:table-cell>
          <table:table-cell office:value-type="float" office:value="1524" calcext:value-type="float">
            <text:p>1524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03/13/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table:style-name="ce54"/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29] = [.A28] ; [.Q28] ; [.Q28] + [.P28] + IF ([.A28] = [.A27] ; [.P27]; 0))" office:value-type="float" office:value="1611" calcext:value-type="float">
            <text:p>1611</text:p>
          </table:table-cell>
          <table:table-cell office:value-type="float" office:value="1509" calcext:value-type="float">
            <text:p>1509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03/13/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 table:style-name="ce22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30] = [.A29] ; [.Q29] ; [.Q29] + [.P29] + IF ([.A29] = [.A28] ; [.P28]; 0))" office:value-type="float" office:value="1611" calcext:value-type="float">
            <text:p>1611</text:p>
          </table:table-cell>
          <table:table-cell office:value-type="float" office:value="1556" calcext:value-type="float">
            <text:p>1556</text:p>
          </table:table-cell>
          <table:table-cell table:number-columns-repeated="1002"/>
        </table:table-row>
        <table:table-row table:style-name="ro1">
          <table:table-cell office:value-type="date" office:date-value="2019-03-25" calcext:value-type="date">
            <text:p>03/25/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87" calcext:value-type="float">
            <text:p>1587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9-03-25" calcext:value-type="date">
            <text:p>03/25/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table:style-name="ce54"/>
          <table:table-cell table:style-name="ce22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8" calcext:value-type="float">
            <text:p>+8</text:p>
          </table:table-cell>
          <table:table-cell table:formula="of:=IF([.A32] = [.A31] ; [.Q31] ; [.Q31] + [.P31] + IF ([.A31] = [.A30] ; [.P30]; 0))" office:value-type="float" office:value="1587" calcext:value-type="float">
            <text:p>1587</text:p>
          </table:table-cell>
          <table:table-cell office:value-type="float" office:value="1583" calcext:value-type="float">
            <text:p>1583</text:p>
          </table:table-cell>
          <table:table-cell table:number-columns-repeated="1002"/>
        </table:table-row>
        <table:table-row table:style-name="ro1">
          <table:table-cell office:value-type="date" office:date-value="2019-04-02" calcext:value-type="date">
            <text:p>04/02/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33:.L33];&quot;+&quot;)&gt;COUNTIF([.D33:.L33];&quot;-&quot;);&quot;+&quot;;&quot;-&quot;)" office:value-type="string" office:string-value="+" calcext:value-type="string">
            <text:p>+</text:p>
          </table:table-cell>
          <table:table-cell table:style-name="ce24" table:formula="of:=COUNTIF([.D33:.L33];IF([.N33]=&quot;+&quot;;&quot;-&quot;;&quot;+&quot;))" office:value-type="float" office:value="0" calcext:value-type="float">
            <text:p>0</text:p>
          </table:table-cell>
          <table:table-cell/>
          <table:table-cell table:formula="of:=IF([.A33] = [.A32] ; [.Q32] ; [.Q32] + [.P32] + IF ([.A32] = [.A31] ; [.P31]; 0))" office:value-type="float" office:value="1601" calcext:value-type="float">
            <text:p>1601</text:p>
          </table:table-cell>
          <table:table-cell table:number-columns-repeated="1003"/>
        </table:table-row>
        <table:table-row table:style-name="ro1">
          <table:table-cell office:value-type="date" office:date-value="2019-04-02" calcext:value-type="date">
            <text:p>04/02/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/>
          <table:table-cell table:formula="of:=IF([.A34] = [.A33] ; [.Q33] ; [.Q33] + [.P33] + IF ([.A33] = [.A32] ; [.P32]; 0))" office:value-type="float" office:value="1601" calcext:value-type="float">
            <text:p>1601</text:p>
          </table:table-cell>
          <table:table-cell table:number-columns-repeated="1003"/>
        </table:table-row>
        <table:table-row table:style-name="ro1">
          <table:table-cell office:value-type="date" office:date-value="2019-04-03" calcext:value-type="date">
            <text:p>04/03/2019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601" calcext:value-type="float">
            <text:p>1601</text:p>
          </table:table-cell>
          <table:table-cell table:number-columns-repeated="1003"/>
        </table:table-row>
        <table:table-row table:style-name="ro1" table:number-rows-repeated="22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8-2019'.E4:'2018-2019'.E57 '2018-2019'.G4:'2018-2019'.G57 '2018-2019'.I4:'2018-2019'.I57 '2018-2019'.K4:'2018-2019'.K57 '2018-2019'.M2:'2018-2019'.M57 '2018-2019'.E2:'2018-2019'.E3 '2018-2019'.G2:'2018-2019'.G3 '2018-2019'.I2:'2018-2019'.I3 '2018-2019'.K2:'2018-2019'.K3">
            <calcext:condition calcext:apply-style-name="Verlaengerung" calcext:value="&gt;=10" calcext:base-cell-address="'2018-2019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5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25">
      <style:text-properties fo:color="#ff0000"/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7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27">
      <style:text-properties fo:color="#ff0000"/>
      <number:text>-</number:text>
      <number:number number:decimal-places="0" loext:min-decimal-places="0" number:min-integer-digits="1"/>
      <style:map style:condition="value()&gt;=0" style:apply-style-name="N127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23:07:15.6159958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410</meta:editing-cycles>
    <meta:editing-duration>PT5H37M27S</meta:editing-duration>
    <dc:title>Saison Ekkart</dc:title>
    <dc:date>2019-04-02T23:10:51.306939630</dc:date>
    <meta:generator>LibreOffice/6.0.7.3$Linux_X86_64 LibreOffice_project/00m0$Build-3</meta:generator>
    <meta:document-statistic meta:table-count="3" meta:cell-count="18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8-2019'.A2:'2018-2019'.A35 '2018-2019'.Q1:'2018-2019'.Q35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8-2019'.A2:'2018-2019'.A35"/>
          </chart:axis>
          <chart:axis chart:dimension="y" chart:name="primary-y" chart:style-name="ch5"/>
          <chart:series chart:style-name="ch6" chart:values-cell-range-address="'2018-2019'.Q2:'2018-2019'.Q35" chart:label-cell-address="'2018-2019'.Q1:'2018-2019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8-2019'.Q1:'2018-2019'.Q1</svg:desc>
                </draw:g>
              </table:table-cell>
            </table:table-row>
          </table:table-header-rows>
          <table:table-rows>
            <table:table-row>
              <table:table-cell office:value-type="float" office:value="43346">
                <text:p>43346</text:p>
                <draw:g>
                  <svg:desc>'2018-2019'.A2:'2018-2019'.A35</svg:desc>
                </draw:g>
              </table:table-cell>
              <table:table-cell office:value-type="float" office:value="1610">
                <text:p>1610</text:p>
                <draw:g>
                  <svg:desc>'2018-2019'.Q2:'2018-2019'.Q35</svg:desc>
                </draw:g>
              </table:table-cell>
            </table:table-row>
            <table:table-row>
              <table:table-cell office:value-type="float" office:value="43346">
                <text:p>4334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1601">
                <text:p>16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